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color="#666666" draw:fill="solid" draw:fill-color="#cccccc" draw:auto-grow-height="false" fo:min-height="0cm" fo:min-width="0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solid" draw:fill-color="#3333b2" draw:fill-gradient-name="Beamer_20_Dark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3333b2" draw:fill-gradient-name="Beamer_20_Dark" draw:textarea-vertical-align="middle" draw:auto-grow-height="false" fo:min-height="0cm" fo:min-width="0cm" draw:shadow="hidden" draw:shadow-offset-x="0.051cm" draw:shadow-offset-y="0.051cm" draw:shadow-color="#000000" draw:shadow-opacity="50%"/>
    </style:style>
    <style:style style:name="gr6" style:family="graphic" style:parent-style-name="standard">
      <style:graphic-properties draw:stroke="none" draw:fill="solid" draw:fill-color="#3333b2" draw:fill-gradient-name="Beamer_20_Dark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height="false" fo:min-height="0cm" fo:min-width="0cm" fo:padding-top="0.125cm" fo:padding-bottom="0.125cm" fo:padding-left="0.25cm" fo:padding-right="0.25cm" draw:shadow-offset-x="0.305cm" draw:shadow-offset-y="0.3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00" fo:font-size="1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pt"/>
    </style:style>
    <style:style style:name="P5" style:family="paragraph">
      <style:paragraph-properties fo:margin-left="0cm" fo:margin-right="0cm" fo:text-align="center" fo:text-indent="0cm"/>
      <style:text-properties fo:color="#ffffff" fo:font-size="16pt"/>
    </style:style>
    <style:style style:name="P6" style:family="paragraph">
      <style:paragraph-properties fo:margin-left="0cm" fo:margin-right="0cm" fo:text-align="center" fo:text-indent="0cm"/>
      <style:text-properties fo:font-size="16pt"/>
    </style:style>
    <style:style style:name="T1" style:family="text">
      <style:text-properties fo:color="#000000" fo:font-size="16pt"/>
    </style:style>
    <style:style style:name="T2" style:family="text">
      <style:text-properties fo:font-size="16pt"/>
    </style:style>
    <style:style style:name="T3" style:family="text">
      <style:text-properties fo:color="#ffffff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7.4cm" svg:height="1.3cm" svg:x="0.8cm" svg:y="0.2cm">
          <text:p text:style-name="P1"><text:span text:style-name="T1">syntax definition</text:span></text:p>
          <draw:enhanced-geometry svg:viewBox="0 0 21600 21600" draw:type="rectangle" draw:enhanced-path="M 0 0 L 21600 0 21600 21600 0 21600 0 0 Z N"/>
        </draw:custom-shape>
        <draw:custom-shape draw:style-name="gr2" draw:layer="layout" svg:width="6.7cm" svg:height="0.75cm" draw:transform="rotate (-1.57079632679579) translate (16.922cm 1.4cm)">
          <text:p text:style-name="P3"/>
          <draw:enhanced-geometry svg:viewBox="0 0 21600 21600" draw:text-areas="0 ?f0 ?f5 ?f2" draw:type="right-arrow" draw:modifiers="20469.3427437142 5982.423435419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layer="layout" svg:width="6.7cm" svg:height="0.75cm" draw:transform="rotate (-1.57079632679579) translate (9.872cm 1.4cm)">
          <text:p text:style-name="P3"/>
          <draw:enhanced-geometry svg:viewBox="0 0 21600 21600" draw:text-areas="0 ?f0 ?f5 ?f2" draw:type="right-arrow" draw:modifiers="20367.7106307896 6154.99334221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layer="layout" svg:width="6.7cm" svg:height="0.75cm" draw:transform="rotate (-1.57079632679579) translate (2.822cm 1.4cm)">
          <text:p text:style-name="P3"/>
          <draw:enhanced-geometry svg:viewBox="0 0 21600 21600" draw:text-areas="0 ?f0 ?f5 ?f2" draw:type="right-arrow" draw:modifiers="20367.7106307896 5982.423435419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3.175cm" svg:height="3.175cm" svg:x="11.361cm" svg:y="7.2cm">
          <draw:glue-point draw:id="11" svg:x="5cm" svg:y="0cm"/>
          <draw:glue-point draw:id="12" svg:x="2.5cm" svg:y="5cm"/>
          <draw:glue-point draw:id="13" svg:x="0cm" svg:y="10cm"/>
          <draw:glue-point draw:id="14" svg:x="5cm" svg:y="10cm"/>
          <draw:glue-point draw:id="15" svg:x="10cm" svg:y="10cm"/>
          <draw:glue-point draw:id="16" svg:x="7.5cm" svg:y="5cm"/>
          <text:p text:style-name="P3"><text:span text:style-name="T2">tre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.064cm" svg:height="1.016cm" svg:x="7.472cm" svg:y="8.2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3">transfo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5" draw:layer="layout" svg:width="4.064cm" svg:height="1.016cm" svg:x="0.372cm" svg:y="8.2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3">par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layer="layout" svg:width="4.064cm" svg:height="1.016cm" svg:x="14.508cm" svg:y="8.18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3">pretty-pri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layer="layout" svg:width="3.175cm" svg:height="3.175cm" svg:x="4.249cm" svg:y="7.2cm">
          <draw:glue-point draw:id="11" svg:x="5cm" svg:y="0cm"/>
          <draw:glue-point draw:id="12" svg:x="2.5cm" svg:y="5cm"/>
          <draw:glue-point draw:id="13" svg:x="0cm" svg:y="10cm"/>
          <draw:glue-point draw:id="14" svg:x="5cm" svg:y="10cm"/>
          <draw:glue-point draw:id="15" svg:x="10cm" svg:y="10cm"/>
          <draw:glue-point draw:id="16" svg:x="7.5cm" svg:y="5cm"/>
          <text:p text:style-name="P3"><text:span text:style-name="T2">tre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layer="layout" svg:width="1cm" svg:height="0.75cm" svg:x="4.536cm" svg:y="8.3cm">
          <text:p text:style-name="P3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layer="layout" svg:width="1cm" svg:height="0.75cm" svg:x="6.336cm" svg:y="8.35cm">
          <text:p text:style-name="P3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layer="layout" svg:width="1cm" svg:height="0.75cm" svg:x="11.636cm" svg:y="8.3cm">
          <text:p text:style-name="P3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4cm" svg:height="2.9cm" svg:x="15.372cm" svg:y="10.1cm">
          <draw:glue-point draw:id="9" svg:x="4.997cm" svg:y="0cm"/>
          <draw:glue-point draw:id="10" svg:x="0cm" svg:y="4.998cm"/>
          <draw:glue-point draw:id="11" svg:x="4.997cm" svg:y="10cm"/>
          <draw:glue-point draw:id="12" svg:x="10cm" svg:y="4.998cm"/>
          <text:p text:style-name="P1"><text:span text:style-name="T2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layer="layout" svg:width="1cm" svg:height="0.75cm" draw:transform="rotate (-1.57079632679579) translate (16.922cm 9.3cm)">
          <text:p text:style-name="P3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4cm" svg:height="2.9cm" svg:x="1.2cm" svg:y="10.1cm">
          <draw:glue-point draw:id="9" svg:x="4.997cm" svg:y="0cm"/>
          <draw:glue-point draw:id="10" svg:x="0cm" svg:y="4.998cm"/>
          <draw:glue-point draw:id="11" svg:x="4.997cm" svg:y="10cm"/>
          <draw:glue-point draw:id="12" svg:x="10cm" svg:y="4.998cm"/>
          <text:p text:style-name="P1"><text:span text:style-name="T2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layer="layout" svg:width="1cm" svg:height="0.75cm" draw:transform="rotate (-1.57079632679579) translate (2.786cm 9.3cm)">
          <text:p text:style-name="P3"/>
          <draw:enhanced-geometry svg:viewBox="0 0 21600 21600" draw:mirror-vertical="true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layer="layout" svg:width="1cm" svg:height="0.75cm" svg:x="13.414cm" svg:y="8.3cm">
          <text:p text:style-name="P3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528cm" svg:height="1.7cm" svg:x="0.2cm" svg:y="2.4cm">
          <draw:glue-point draw:id="13" svg:x="4.998cm" svg:y="0cm"/>
          <draw:glue-point draw:id="14" svg:x="1.461cm" svg:y="1.457cm"/>
          <draw:glue-point draw:id="15" svg:x="0cm" svg:y="4.997cm"/>
          <draw:glue-point draw:id="16" svg:x="1.461cm" svg:y="8.536cm"/>
          <draw:glue-point draw:id="17" svg:x="4.998cm" svg:y="10cm"/>
          <draw:glue-point draw:id="18" svg:x="8.536cm" svg:y="8.536cm"/>
          <draw:glue-point draw:id="19" svg:x="10cm" svg:y="4.997cm"/>
          <draw:glue-point draw:id="20" svg:x="8.536cm" svg:y="1.457cm"/>
          <text:p text:style-name="P1"><text:span text:style-name="T3">parser</text:span><text:span text:style-name="T3"><text:line-break/></text:span><text:span text:style-name="T3">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5" draw:layer="layout" svg:width="4.528cm" svg:height="1.7cm" svg:x="7.272cm" svg:y="2.4cm">
          <draw:glue-point draw:id="13" svg:x="4.998cm" svg:y="0cm"/>
          <draw:glue-point draw:id="14" svg:x="1.461cm" svg:y="1.457cm"/>
          <draw:glue-point draw:id="15" svg:x="0cm" svg:y="4.997cm"/>
          <draw:glue-point draw:id="16" svg:x="1.461cm" svg:y="8.536cm"/>
          <draw:glue-point draw:id="17" svg:x="4.998cm" svg:y="10cm"/>
          <draw:glue-point draw:id="18" svg:x="8.536cm" svg:y="8.536cm"/>
          <draw:glue-point draw:id="19" svg:x="10cm" svg:y="4.997cm"/>
          <draw:glue-point draw:id="20" svg:x="8.536cm" svg:y="1.457cm"/>
          <text:p text:style-name="P1"><text:span text:style-name="T3">tree grammar</text:span><text:span text:style-name="T3"><text:line-break/></text:span><text:span text:style-name="T3">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5" draw:layer="layout" svg:width="4.528cm" svg:height="1.7cm" svg:x="14.272cm" svg:y="2.4cm">
          <draw:glue-point draw:id="13" svg:x="4.998cm" svg:y="0cm"/>
          <draw:glue-point draw:id="14" svg:x="1.461cm" svg:y="1.457cm"/>
          <draw:glue-point draw:id="15" svg:x="0cm" svg:y="4.997cm"/>
          <draw:glue-point draw:id="16" svg:x="1.461cm" svg:y="8.536cm"/>
          <draw:glue-point draw:id="17" svg:x="4.998cm" svg:y="10cm"/>
          <draw:glue-point draw:id="18" svg:x="8.536cm" svg:y="8.536cm"/>
          <draw:glue-point draw:id="19" svg:x="10cm" svg:y="4.997cm"/>
          <draw:glue-point draw:id="20" svg:x="8.536cm" svg:y="1.457cm"/>
          <text:p text:style-name="P1"><text:span text:style-name="T3">pretty-printer</text:span><text:span text:style-name="T3"><text:line-break/></text:span><text:span text:style-name="T3">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.4cm" svg:height="1.4cm" svg:x="14.872cm" svg:y="4.7cm">
          <text:p text:style-name="P1"><text:span text:style-name="T1">pretty-print</text:span><text:span text:style-name="T1"><text:line-break/></text:span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4cm" svg:x="7.872cm" svg:y="4.7cm">
          <text:p text:style-name="P1"><text:span text:style-name="T1">tree</text:span><text:span text:style-name="T1"><text:line-break/></text:span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4cm" svg:x="0.872cm" svg:y="4.7cm">
          <text:p text:style-name="P1"><text:span text:style-name="T1">parse t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eamer_20_Dark" draw:display-name="Beamer Dark" draw:style="linear" draw:start-color="#3333b2" draw:end-color="#000000" draw:start-intensity="100%" draw:end-intensity="100%" draw:angle="15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333b2" draw:end-color="#000000" draw:start-intensity="100%" draw:end-intensity="100%" draw:angle="150" draw:border="4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9cm" fo:page-height="13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Linux OpenOffice.org_project/680m95$Build-8900</meta:generator>
    <meta:initial-creator>Martin Bravenboer</meta:initial-creator>
    <meta:creation-date>2005-01-19T12:50:12</meta:creation-date>
    <dc:creator>Martin Bravenboer</dc:creator>
    <dc:date>2005-09-07T19:10:01</dc:date>
    <dc:language>en-US</dc:language>
    <meta:editing-cycles>33</meta:editing-cycles>
    <meta:editing-duration>PT5H10M5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